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Numbering_20_123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Numbering_20_123">
        <text:list-item>
          <text:p text:style-name="P1">Назовите основные принципы ООП. Расскажите подробно о каждом</text:p>
        </text:list-item>
        <text:list-item>
          <text:p text:style-name="P1">Расскажите про иерархию наследования. Подробно про методы класса object.</text:p>
        </text:list-item>
        <text:list-item>
          <text:p text:style-name="P1">Что такое интерфейс, что такое абстрактный класс.</text:p>
        </text:list-item>
        <text:list-item>
          <text:p text:style-name="P1">Может ли интерфейс \ абстрактный класс иметь конструктор, поля, статические статические \ дефолтные методы.</text:p>
        </text:list-item>
        <text:list-item>
          <text:p text:style-name="P1">Что такое Enum , в чем отличие от класса, может ли иметь методы , конструкторы , наследоваться реализовывать интерфейсы.</text:p>
        </text:list-item>
        <text:list-item>
          <text:p text:style-name="P1">Расскажите про модификаторы доступа, к чему они применяются.</text:p>
        </text:list-item>
        <text:list-item>
          <text:p text:style-name="P1">Расскажите про конструкторы , с какими модификаторами они применяются, могут ли они наследоваться \ переопреляться ?</text:p>
        </text:list-item>
        <text:list-item>
          <text:p text:style-name="P1">Можно ли в классе заимплементить 2 интерфейса? А если в них один и тот же метод doSmth? Как он реализуется?</text:p>
        </text:list-item>
        <text:list-item>
          <text:p text:style-name="P1">Статический \ динамический полиморфизм.</text:p>
        </text:list-item>
        <text:list-item>
          <text:p text:style-name="P1">Что является членами класса.</text:p>
        </text:list-item>
        <text:list-item>
          <text:p text:style-name="P1">Расскажите подробно как переопределяются\ перегружаются методы классов наследников.</text:p>
        </text:list-item>
        <text:list-item>
          <text:p text:style-name="P1">Jvm, Jre, Jdk,</text:p>
        </text:list-item>
        <text:list-item>
          <text:p text:style-name="P1">Расскажите что такое classpath java, общее правило именования пакетов java</text:p>
        </text:list-item>
        <text:list-item>
          <text:p text:style-name="P1">Расскажите про интерфейсы Comparator, Comparable и их применение.</text:p>
        </text:list-item>
        <text:list-item>
          <text:p text:style-name="P1">Расскажите про класс String, пул строк </text:p>
        </text:list-item>
        <text:list-item>
          <text:p text:style-name="P1">Расскажите про варианты использования зарезервированных слов таких как super, this, class, instace of</text:p>
        </text:list-item>
        <text:list-item>
          <text:p text:style-name="P1">java массивы, к какому типу относится, какие есть особенности можно ли создать 0 длинны, могут ли расширяться.</text:p>
        </text:list-item>
        <text:list-item>
          <text:p text:style-name="P1">Назовите этапы создания \запуска блоков\конструкторов класса при наследовании.</text:p>
        </text:list-item>
        <text:list-item>
          <text:p text:style-name="P1">Расскажите какое будет поведение если внутри цикла вызвать оператор break\continue.</text:p>
        </text:list-item>
        <text:list-item>
          <text:p text:style-name="P1">Что такое Generic</text:p>
        </text:list-item>
        <text:list-item>
          <text:p text:style-name="P1">Расскажите про такое зарезервированное слово как final, к чему применяется как используется.</text:p>
        </text:list-item>
        <text:list-item>
          <text:p text:style-name="P1">Рассказать про Optional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9:49:22.415000000</meta:creation-date>
    <dc:date>2025-01-29T20:13:10.313000000</dc:date>
    <meta:editing-duration>PT1H19M16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2" meta:word-count="232" meta:character-count="1594" meta:non-whitespace-character-count="1405"/>
  </office:meta>
</office:document-meta>
</file>